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1.0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61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DNA Samples 2025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ounding</text:p>
          </table:table-cell>
          <table:table-cell table:style-name="ce1" office:value-type="string" calcext:value-type="string">
            <text:p>Target Depth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CastID</text:p>
          </table:table-cell>
          <table:table-cell table:style-name="ce1" office:value-type="string" calcext:value-type="string">
            <text:p>SampleID</text:p>
          </table:table-cell>
          <table:table-cell table:style-name="ce1" office:value-type="string" calcext:value-type="string">
            <text:p>SmithRootID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Volume (l)</text:p>
          </table:table-cell>
          <table:table-cell table:style-name="ce1" office:value-type="string" calcext:value-type="string">
            <text:p>sample volume </text:p>
          </table:table-cell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GPS Waypoin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USQ21</text:p>
          </table:table-cell>
          <table:table-cell office:value-type="string" calcext:value-type="string">
            <text:p>Sept10</text:p>
          </table:table-cell>
          <table:table-cell office:value-type="time" office:time-value="PT12H03M00S" calcext:value-type="time">
            <text:p>12:03:00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01" calcext:value-type="float">
            <text:p>925001</text:p>
          </table:table-cell>
          <table:table-cell office:value-type="float" office:value="509" calcext:value-type="float">
            <text:p>509</text:p>
          </table:table-cell>
          <table:table-cell office:value-type="float" office:value="45.184102" calcext:value-type="float">
            <text:p>45.184102</text:p>
          </table:table-cell>
          <table:table-cell office:value-type="float" office:value="66.253713" calcext:value-type="float">
            <text:p>66.253713</text:p>
          </table:table-cell>
          <table:table-cell office:value-type="float" office:value="3.05" calcext:value-type="float">
            <text:p>3.05</text:p>
          </table:table-cell>
          <table:table-cell table:formula="of:=[.L2]/3" office:value-type="float" office:value="1.01666666666667" calcext:value-type="float">
            <text:p>1.01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21-2025</text:p>
          </table:table-cell>
          <table:table-cell office:value-type="string" calcext:value-type="string">
            <text:p>Saw porpoises on the way in</text:p>
          </table:table-cell>
        </table:table-row>
        <table:table-row table:style-name="ro1">
          <table:table-cell office:value-type="string" calcext:value-type="string">
            <text:p>MUSQ21</text:p>
          </table:table-cell>
          <table:table-cell office:value-type="string" calcext:value-type="string">
            <text:p>Sept10</text:p>
          </table:table-cell>
          <table:table-cell office:value-type="time" office:time-value="PT12H03M00S" calcext:value-type="time">
            <text:p>12:03:00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02" calcext:value-type="float">
            <text:p>925002</text:p>
          </table:table-cell>
          <table:table-cell office:value-type="float" office:value="509" calcext:value-type="float">
            <text:p>509</text:p>
          </table:table-cell>
          <table:table-cell office:value-type="float" office:value="45.184102" calcext:value-type="float">
            <text:p>45.184102</text:p>
          </table:table-cell>
          <table:table-cell office:value-type="float" office:value="66.253713" calcext:value-type="float">
            <text:p>66.253713</text:p>
          </table:table-cell>
          <table:table-cell office:value-type="float" office:value="3.05" calcext:value-type="float">
            <text:p>3.05</text:p>
          </table:table-cell>
          <table:table-cell table:formula="of:=[.L3]/3" office:value-type="float" office:value="1.01666666666667" calcext:value-type="float">
            <text:p>1.01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21-2025</text:p>
          </table:table-cell>
          <table:table-cell office:value-type="string" calcext:value-type="string">
            <text:p>Some castaway issues, cast taken near station at 12:15</text:p>
          </table:table-cell>
        </table:table-row>
        <table:table-row table:style-name="ro1">
          <table:table-cell office:value-type="string" calcext:value-type="string">
            <text:p>MUSQ21</text:p>
          </table:table-cell>
          <table:table-cell office:value-type="string" calcext:value-type="string">
            <text:p>Sept10</text:p>
          </table:table-cell>
          <table:table-cell office:value-type="time" office:time-value="PT12H03M00S" calcext:value-type="time">
            <text:p>12:03:00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03" calcext:value-type="float">
            <text:p>925003</text:p>
          </table:table-cell>
          <table:table-cell office:value-type="float" office:value="509" calcext:value-type="float">
            <text:p>509</text:p>
          </table:table-cell>
          <table:table-cell office:value-type="float" office:value="45.184102" calcext:value-type="float">
            <text:p>45.184102</text:p>
          </table:table-cell>
          <table:table-cell office:value-type="float" office:value="66.253713" calcext:value-type="float">
            <text:p>66.253713</text:p>
          </table:table-cell>
          <table:table-cell office:value-type="float" office:value="3.05" calcext:value-type="float">
            <text:p>3.05</text:p>
          </table:table-cell>
          <table:table-cell table:formula="of:=[.L4]/3" office:value-type="float" office:value="1.01666666666667" calcext:value-type="float">
            <text:p>1.01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21-2025</text:p>
          </table:table-cell>
          <table:table-cell office:value-type="string" calcext:value-type="string">
            <text:p>Did a few extra casts</text:p>
          </table:table-cell>
        </table:table-row>
        <table:table-row table:style-name="ro1">
          <table:table-cell office:value-type="string" calcext:value-type="string">
            <text:p>MUSQ19</text:p>
          </table:table-cell>
          <table:table-cell office:value-type="string" calcext:value-type="string">
            <text:p>Sept10</text:p>
          </table:table-cell>
          <table:table-cell office:value-type="time" office:time-value="PT12H34M00S" calcext:value-type="time">
            <text:p>12:34: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04" calcext:value-type="float">
            <text:p>925004</text:p>
          </table:table-cell>
          <table:table-cell office:value-type="float" office:value="510" calcext:value-type="float">
            <text:p>510</text:p>
          </table:table-cell>
          <table:table-cell office:value-type="float" office:value="45.19023" calcext:value-type="float">
            <text:p>45.19023</text:p>
          </table:table-cell>
          <table:table-cell office:value-type="float" office:value="66.263293" calcext:value-type="float">
            <text:p>66.263293</text:p>
          </table:table-cell>
          <table:table-cell office:value-type="float" office:value="3.31" calcext:value-type="float">
            <text:p>3.31</text:p>
          </table:table-cell>
          <table:table-cell table:formula="of:=[.L5]/3" office:value-type="float" office:value="1.10333333333333" calcext:value-type="float">
            <text:p>1.10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9-2025</text:p>
          </table:table-cell>
          <table:table-cell/>
        </table:table-row>
        <table:table-row table:style-name="ro1">
          <table:table-cell office:value-type="string" calcext:value-type="string">
            <text:p>MUSQ19</text:p>
          </table:table-cell>
          <table:table-cell office:value-type="string" calcext:value-type="string">
            <text:p>Sept10</text:p>
          </table:table-cell>
          <table:table-cell office:value-type="time" office:time-value="PT12H34M00S" calcext:value-type="time">
            <text:p>12:34: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05" calcext:value-type="float">
            <text:p>925005</text:p>
          </table:table-cell>
          <table:table-cell office:value-type="float" office:value="510" calcext:value-type="float">
            <text:p>510</text:p>
          </table:table-cell>
          <table:table-cell office:value-type="float" office:value="45.19023" calcext:value-type="float">
            <text:p>45.19023</text:p>
          </table:table-cell>
          <table:table-cell office:value-type="float" office:value="66.263293" calcext:value-type="float">
            <text:p>66.263293</text:p>
          </table:table-cell>
          <table:table-cell office:value-type="float" office:value="3.31" calcext:value-type="float">
            <text:p>3.31</text:p>
          </table:table-cell>
          <table:table-cell table:formula="of:=[.L6]/3" office:value-type="float" office:value="1.10333333333333" calcext:value-type="float">
            <text:p>1.10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9-2025</text:p>
          </table:table-cell>
          <table:table-cell/>
        </table:table-row>
        <table:table-row table:style-name="ro1">
          <table:table-cell office:value-type="string" calcext:value-type="string">
            <text:p>MUSQ19</text:p>
          </table:table-cell>
          <table:table-cell office:value-type="string" calcext:value-type="string">
            <text:p>Sept10</text:p>
          </table:table-cell>
          <table:table-cell office:value-type="time" office:time-value="PT12H34M00S" calcext:value-type="time">
            <text:p>12:34: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06" calcext:value-type="float">
            <text:p>925006</text:p>
          </table:table-cell>
          <table:table-cell office:value-type="float" office:value="510" calcext:value-type="float">
            <text:p>510</text:p>
          </table:table-cell>
          <table:table-cell office:value-type="float" office:value="45.19023" calcext:value-type="float">
            <text:p>45.19023</text:p>
          </table:table-cell>
          <table:table-cell office:value-type="float" office:value="66.263293" calcext:value-type="float">
            <text:p>66.263293</text:p>
          </table:table-cell>
          <table:table-cell office:value-type="float" office:value="3.31" calcext:value-type="float">
            <text:p>3.31</text:p>
          </table:table-cell>
          <table:table-cell table:formula="of:=[.L7]/3" office:value-type="float" office:value="1.10333333333333" calcext:value-type="float">
            <text:p>1.10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9-2025</text:p>
          </table:table-cell>
          <table:table-cell/>
        </table:table-row>
        <table:table-row table:style-name="ro1">
          <table:table-cell office:value-type="string" calcext:value-type="string">
            <text:p>MUSQ17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2H50M00S" calcext:value-type="time">
            <text:p>12:5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07" calcext:value-type="float">
            <text:p>925007</text:p>
          </table:table-cell>
          <table:table-cell office:value-type="float" office:value="511" calcext:value-type="float">
            <text:p>511</text:p>
          </table:table-cell>
          <table:table-cell office:value-type="float" office:value="45.1903169" calcext:value-type="float">
            <text:p>45.1903169</text:p>
          </table:table-cell>
          <table:table-cell office:value-type="float" office:value="66.2746" calcext:value-type="float">
            <text:p>66.2746</text:p>
          </table:table-cell>
          <table:table-cell office:value-type="float" office:value="3.33" calcext:value-type="float">
            <text:p>3.33</text:p>
          </table:table-cell>
          <table:table-cell table:formula="of:=[.L8]/3" office:value-type="float" office:value="1.11" calcext:value-type="float">
            <text:p>1.1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7-2025</text:p>
          </table:table-cell>
          <table:table-cell/>
        </table:table-row>
        <table:table-row table:style-name="ro1">
          <table:table-cell office:value-type="string" calcext:value-type="string">
            <text:p>MUSQ17</text:p>
          </table:table-cell>
          <table:table-cell office:value-type="string" calcext:value-type="string">
            <text:p>Sept10</text:p>
          </table:table-cell>
          <table:table-cell office:value-type="time" office:time-value="PT12H50M00S" calcext:value-type="time">
            <text:p>12:5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08" calcext:value-type="float">
            <text:p>925008</text:p>
          </table:table-cell>
          <table:table-cell office:value-type="float" office:value="511" calcext:value-type="float">
            <text:p>511</text:p>
          </table:table-cell>
          <table:table-cell office:value-type="float" office:value="45.1903169" calcext:value-type="float">
            <text:p>45.1903169</text:p>
          </table:table-cell>
          <table:table-cell office:value-type="float" office:value="66.2746" calcext:value-type="float">
            <text:p>66.2746</text:p>
          </table:table-cell>
          <table:table-cell office:value-type="float" office:value="3.33" calcext:value-type="float">
            <text:p>3.33</text:p>
          </table:table-cell>
          <table:table-cell table:formula="of:=[.L9]/3" office:value-type="float" office:value="1.11" calcext:value-type="float">
            <text:p>1.1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7-2025</text:p>
          </table:table-cell>
          <table:table-cell/>
        </table:table-row>
        <table:table-row table:style-name="ro1">
          <table:table-cell office:value-type="string" calcext:value-type="string">
            <text:p>MUSQ17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2H50M00S" calcext:value-type="time">
            <text:p>12:5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09" calcext:value-type="float">
            <text:p>925009</text:p>
          </table:table-cell>
          <table:table-cell office:value-type="float" office:value="511" calcext:value-type="float">
            <text:p>511</text:p>
          </table:table-cell>
          <table:table-cell office:value-type="float" office:value="45.1903169" calcext:value-type="float">
            <text:p>45.1903169</text:p>
          </table:table-cell>
          <table:table-cell office:value-type="float" office:value="66.2746" calcext:value-type="float">
            <text:p>66.2746</text:p>
          </table:table-cell>
          <table:table-cell office:value-type="float" office:value="3.33" calcext:value-type="float">
            <text:p>3.33</text:p>
          </table:table-cell>
          <table:table-cell table:formula="of:=[.L10]/3" office:value-type="float" office:value="1.11" calcext:value-type="float">
            <text:p>1.1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7-2025</text:p>
          </table:table-cell>
          <table:table-cell/>
        </table:table-row>
        <table:table-row table:style-name="ro1">
          <table:table-cell office:value-type="string" calcext:value-type="string">
            <text:p>MUSQ15</text:p>
          </table:table-cell>
          <table:table-cell office:value-type="string" calcext:value-type="string">
            <text:p>Sept10</text:p>
          </table:table-cell>
          <table:table-cell office:value-type="time" office:time-value="PT13H04M00S" calcext:value-type="time">
            <text:p>13:04: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10" calcext:value-type="float">
            <text:p>925010</text:p>
          </table:table-cell>
          <table:table-cell office:value-type="float" office:value="512" calcext:value-type="float">
            <text:p>512</text:p>
          </table:table-cell>
          <table:table-cell office:value-type="float" office:value="45.186367" calcext:value-type="float">
            <text:p>45.186367</text:p>
          </table:table-cell>
          <table:table-cell office:value-type="float" office:value="66.283292" calcext:value-type="float">
            <text:p>66.283292</text:p>
          </table:table-cell>
          <table:table-cell office:value-type="float" office:value="3.17" calcext:value-type="float">
            <text:p>3.17</text:p>
          </table:table-cell>
          <table:table-cell table:formula="of:=[.L11]/3" office:value-type="float" office:value="1.05666666666667" calcext:value-type="float">
            <text:p>1.05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5-2025</text:p>
          </table:table-cell>
          <table:table-cell/>
        </table:table-row>
        <table:table-row table:style-name="ro1">
          <table:table-cell office:value-type="string" calcext:value-type="string">
            <text:p>MUSQ15</text:p>
          </table:table-cell>
          <table:table-cell office:value-type="string" calcext:value-type="string">
            <text:p>Sept10</text:p>
          </table:table-cell>
          <table:table-cell office:value-type="time" office:time-value="PT13H04M00S" calcext:value-type="time">
            <text:p>13:04: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11" calcext:value-type="float">
            <text:p>925011</text:p>
          </table:table-cell>
          <table:table-cell office:value-type="float" office:value="512" calcext:value-type="float">
            <text:p>512</text:p>
          </table:table-cell>
          <table:table-cell office:value-type="float" office:value="45.186367" calcext:value-type="float">
            <text:p>45.186367</text:p>
          </table:table-cell>
          <table:table-cell office:value-type="float" office:value="66.283292" calcext:value-type="float">
            <text:p>66.283292</text:p>
          </table:table-cell>
          <table:table-cell office:value-type="float" office:value="3.17" calcext:value-type="float">
            <text:p>3.17</text:p>
          </table:table-cell>
          <table:table-cell table:formula="of:=[.L12]/3" office:value-type="float" office:value="1.05666666666667" calcext:value-type="float">
            <text:p>1.05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5-2025</text:p>
          </table:table-cell>
          <table:table-cell/>
        </table:table-row>
        <table:table-row table:style-name="ro1">
          <table:table-cell office:value-type="string" calcext:value-type="string">
            <text:p>MUSQ15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3H04M00S" calcext:value-type="time">
            <text:p>13:04: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12" calcext:value-type="float">
            <text:p>925012</text:p>
          </table:table-cell>
          <table:table-cell office:value-type="float" office:value="512" calcext:value-type="float">
            <text:p>512</text:p>
          </table:table-cell>
          <table:table-cell office:value-type="float" office:value="45.186367" calcext:value-type="float">
            <text:p>45.186367</text:p>
          </table:table-cell>
          <table:table-cell office:value-type="float" office:value="66.283292" calcext:value-type="float">
            <text:p>66.283292</text:p>
          </table:table-cell>
          <table:table-cell office:value-type="float" office:value="3.17" calcext:value-type="float">
            <text:p>3.17</text:p>
          </table:table-cell>
          <table:table-cell table:formula="of:=[.L13]/3" office:value-type="float" office:value="1.05666666666667" calcext:value-type="float">
            <text:p>1.05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5-2025</text:p>
          </table:table-cell>
          <table:table-cell/>
        </table:table-row>
        <table:table-row table:style-name="ro1">
          <table:table-cell office:value-type="string" calcext:value-type="string">
            <text:p>MUSQ13</text:p>
          </table:table-cell>
          <table:table-cell office:value-type="string" calcext:value-type="string">
            <text:p>Sept10</text:p>
          </table:table-cell>
          <table:table-cell office:value-type="time" office:time-value="PT13H14M00S" calcext:value-type="time">
            <text:p>13:14:0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13" calcext:value-type="float">
            <text:p>925013</text:p>
          </table:table-cell>
          <table:table-cell office:value-type="float" office:value="513" calcext:value-type="float">
            <text:p>513</text:p>
          </table:table-cell>
          <table:table-cell office:value-type="float" office:value="45.186448" calcext:value-type="float">
            <text:p>45.186448</text:p>
          </table:table-cell>
          <table:table-cell office:value-type="float" office:value="66.294795" calcext:value-type="float">
            <text:p>66.294795</text:p>
          </table:table-cell>
          <table:table-cell office:value-type="float" office:value="3.08" calcext:value-type="float">
            <text:p>3.08</text:p>
          </table:table-cell>
          <table:table-cell table:formula="of:=[.L14]/3" office:value-type="float" office:value="1.02666666666667" calcext:value-type="float">
            <text:p>1.02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3-2025</text:p>
          </table:table-cell>
          <table:table-cell/>
        </table:table-row>
        <table:table-row table:style-name="ro1">
          <table:table-cell office:value-type="string" calcext:value-type="string">
            <text:p>MUSQ13</text:p>
          </table:table-cell>
          <table:table-cell office:value-type="string" calcext:value-type="string">
            <text:p>Sept10</text:p>
          </table:table-cell>
          <table:table-cell office:value-type="time" office:time-value="PT13H14M00S" calcext:value-type="time">
            <text:p>13:14:0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14" calcext:value-type="float">
            <text:p>925014</text:p>
          </table:table-cell>
          <table:table-cell office:value-type="float" office:value="513" calcext:value-type="float">
            <text:p>513</text:p>
          </table:table-cell>
          <table:table-cell office:value-type="float" office:value="45.186448" calcext:value-type="float">
            <text:p>45.186448</text:p>
          </table:table-cell>
          <table:table-cell office:value-type="float" office:value="66.294795" calcext:value-type="float">
            <text:p>66.294795</text:p>
          </table:table-cell>
          <table:table-cell office:value-type="float" office:value="3.08" calcext:value-type="float">
            <text:p>3.08</text:p>
          </table:table-cell>
          <table:table-cell table:formula="of:=[.L15]/3" office:value-type="float" office:value="1.02666666666667" calcext:value-type="float">
            <text:p>1.02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3-2025</text:p>
          </table:table-cell>
          <table:table-cell/>
        </table:table-row>
        <table:table-row table:style-name="ro1">
          <table:table-cell office:value-type="string" calcext:value-type="string">
            <text:p>MUSQ13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3H14M00S" calcext:value-type="time">
            <text:p>13:14:0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15" calcext:value-type="float">
            <text:p>925015</text:p>
          </table:table-cell>
          <table:table-cell office:value-type="float" office:value="513" calcext:value-type="float">
            <text:p>513</text:p>
          </table:table-cell>
          <table:table-cell office:value-type="float" office:value="45.186448" calcext:value-type="float">
            <text:p>45.186448</text:p>
          </table:table-cell>
          <table:table-cell office:value-type="float" office:value="66.294795" calcext:value-type="float">
            <text:p>66.294795</text:p>
          </table:table-cell>
          <table:table-cell office:value-type="float" office:value="3.08" calcext:value-type="float">
            <text:p>3.08</text:p>
          </table:table-cell>
          <table:table-cell table:formula="of:=[.L16]/3" office:value-type="float" office:value="1.02666666666667" calcext:value-type="float">
            <text:p>1.02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3-2025</text:p>
          </table:table-cell>
          <table:table-cell/>
        </table:table-row>
        <table:table-row table:style-name="ro1">
          <table:table-cell office:value-type="string" calcext:value-type="string">
            <text:p>MUSQ11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3H29M00S" calcext:value-type="time">
            <text:p>13:29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16" calcext:value-type="float">
            <text:p>925016</text:p>
          </table:table-cell>
          <table:table-cell office:value-type="float" office:value="514" calcext:value-type="float">
            <text:p>514</text:p>
          </table:table-cell>
          <table:table-cell office:value-type="float" office:value="45.179358" calcext:value-type="float">
            <text:p>45.179358</text:p>
          </table:table-cell>
          <table:table-cell office:value-type="float" office:value="66.294568" calcext:value-type="float">
            <text:p>66.294568</text:p>
          </table:table-cell>
          <table:table-cell office:value-type="float" office:value="3.05" calcext:value-type="float">
            <text:p>3.05</text:p>
          </table:table-cell>
          <table:table-cell table:formula="of:=[.L17]/3" office:value-type="float" office:value="1.01666666666667" calcext:value-type="float">
            <text:p>1.01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1-2025</text:p>
          </table:table-cell>
          <table:table-cell/>
        </table:table-row>
        <table:table-row table:style-name="ro1">
          <table:table-cell office:value-type="string" calcext:value-type="string">
            <text:p>MUSQ11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3H29M00S" calcext:value-type="time">
            <text:p>13:29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17" calcext:value-type="float">
            <text:p>925017</text:p>
          </table:table-cell>
          <table:table-cell office:value-type="float" office:value="514" calcext:value-type="float">
            <text:p>514</text:p>
          </table:table-cell>
          <table:table-cell office:value-type="float" office:value="45.179358" calcext:value-type="float">
            <text:p>45.179358</text:p>
          </table:table-cell>
          <table:table-cell office:value-type="float" office:value="66.294568" calcext:value-type="float">
            <text:p>66.294568</text:p>
          </table:table-cell>
          <table:table-cell office:value-type="float" office:value="3.05" calcext:value-type="float">
            <text:p>3.05</text:p>
          </table:table-cell>
          <table:table-cell table:formula="of:=[.L18]/3" office:value-type="float" office:value="1.01666666666667" calcext:value-type="float">
            <text:p>1.01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1-2025</text:p>
          </table:table-cell>
          <table:table-cell/>
        </table:table-row>
        <table:table-row table:style-name="ro1">
          <table:table-cell office:value-type="string" calcext:value-type="string">
            <text:p>MUSQ11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3H29M00S" calcext:value-type="time">
            <text:p>13:29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18" calcext:value-type="float">
            <text:p>925018</text:p>
          </table:table-cell>
          <table:table-cell office:value-type="float" office:value="514" calcext:value-type="float">
            <text:p>514</text:p>
          </table:table-cell>
          <table:table-cell office:value-type="float" office:value="45.179358" calcext:value-type="float">
            <text:p>45.179358</text:p>
          </table:table-cell>
          <table:table-cell office:value-type="float" office:value="66.294568" calcext:value-type="float">
            <text:p>66.294568</text:p>
          </table:table-cell>
          <table:table-cell office:value-type="float" office:value="3.05" calcext:value-type="float">
            <text:p>3.05</text:p>
          </table:table-cell>
          <table:table-cell table:formula="of:=[.L19]/3" office:value-type="float" office:value="1.01666666666667" calcext:value-type="float">
            <text:p>1.01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11-2025</text:p>
          </table:table-cell>
          <table:table-cell/>
        </table:table-row>
        <table:table-row table:style-name="ro1">
          <table:table-cell office:value-type="string" calcext:value-type="string">
            <text:p>MUSQ09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3H43M00S" calcext:value-type="time">
            <text:p>13:43:0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19" calcext:value-type="float">
            <text:p>925019</text:p>
          </table:table-cell>
          <table:table-cell office:value-type="float" office:value="515" calcext:value-type="float">
            <text:p>515</text:p>
          </table:table-cell>
          <table:table-cell office:value-type="float" office:value="45.174165" calcext:value-type="float">
            <text:p>45.174165</text:p>
          </table:table-cell>
          <table:table-cell office:value-type="float" office:value="66.300678" calcext:value-type="float">
            <text:p>66.300678</text:p>
          </table:table-cell>
          <table:table-cell office:value-type="float" office:value="2.97" calcext:value-type="float">
            <text:p>2.97</text:p>
          </table:table-cell>
          <table:table-cell table:formula="of:=[.L20]/3" office:value-type="float" office:value="0.99" calcext:value-type="float">
            <text:p>0.99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9-2025</text:p>
          </table:table-cell>
          <table:table-cell/>
        </table:table-row>
        <table:table-row table:style-name="ro1">
          <table:table-cell office:value-type="string" calcext:value-type="string">
            <text:p>MUSQ09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3H43M00S" calcext:value-type="time">
            <text:p>13:43:0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20" calcext:value-type="float">
            <text:p>925020</text:p>
          </table:table-cell>
          <table:table-cell office:value-type="float" office:value="515" calcext:value-type="float">
            <text:p>515</text:p>
          </table:table-cell>
          <table:table-cell office:value-type="float" office:value="45.174165" calcext:value-type="float">
            <text:p>45.174165</text:p>
          </table:table-cell>
          <table:table-cell office:value-type="float" office:value="66.300678" calcext:value-type="float">
            <text:p>66.300678</text:p>
          </table:table-cell>
          <table:table-cell office:value-type="float" office:value="2.97" calcext:value-type="float">
            <text:p>2.97</text:p>
          </table:table-cell>
          <table:table-cell table:formula="of:=[.L21]/3" office:value-type="float" office:value="0.99" calcext:value-type="float">
            <text:p>0.99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9-2025</text:p>
          </table:table-cell>
          <table:table-cell/>
        </table:table-row>
        <table:table-row table:style-name="ro1">
          <table:table-cell office:value-type="string" calcext:value-type="string">
            <text:p>MUSQ09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3H43M00S" calcext:value-type="time">
            <text:p>13:43:0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21" calcext:value-type="float">
            <text:p>925021</text:p>
          </table:table-cell>
          <table:table-cell office:value-type="float" office:value="515" calcext:value-type="float">
            <text:p>515</text:p>
          </table:table-cell>
          <table:table-cell office:value-type="float" office:value="45.174165" calcext:value-type="float">
            <text:p>45.174165</text:p>
          </table:table-cell>
          <table:table-cell office:value-type="float" office:value="66.300678" calcext:value-type="float">
            <text:p>66.300678</text:p>
          </table:table-cell>
          <table:table-cell office:value-type="float" office:value="2.97" calcext:value-type="float">
            <text:p>2.97</text:p>
          </table:table-cell>
          <table:table-cell table:formula="of:=[.L22]/3" office:value-type="float" office:value="0.99" calcext:value-type="float">
            <text:p>0.99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9-2025</text:p>
          </table:table-cell>
          <table:table-cell/>
        </table:table-row>
        <table:table-row table:style-name="ro1">
          <table:table-cell office:value-type="string" calcext:value-type="string">
            <text:p>MUSQ07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3H52M00S" calcext:value-type="time">
            <text:p>13:5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22" calcext:value-type="float">
            <text:p>925022</text:p>
          </table:table-cell>
          <table:table-cell office:value-type="float" office:value="516" calcext:value-type="float">
            <text:p>516</text:p>
          </table:table-cell>
          <table:table-cell office:value-type="float" office:value="45.171696" calcext:value-type="float">
            <text:p>45.171696</text:p>
          </table:table-cell>
          <table:table-cell office:value-type="float" office:value="66.30789" calcext:value-type="float">
            <text:p>66.30789</text:p>
          </table:table-cell>
          <table:table-cell office:value-type="float" office:value="2.94" calcext:value-type="float">
            <text:p>2.94</text:p>
          </table:table-cell>
          <table:table-cell table:formula="of:=[.L23]/3" office:value-type="float" office:value="0.98" calcext:value-type="float">
            <text:p>0.98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7-2025</text:p>
          </table:table-cell>
          <table:table-cell/>
        </table:table-row>
        <table:table-row table:style-name="ro1">
          <table:table-cell office:value-type="string" calcext:value-type="string">
            <text:p>MUSQ07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3H52M00S" calcext:value-type="time">
            <text:p>13:5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23" calcext:value-type="float">
            <text:p>925023</text:p>
          </table:table-cell>
          <table:table-cell office:value-type="float" office:value="516" calcext:value-type="float">
            <text:p>516</text:p>
          </table:table-cell>
          <table:table-cell office:value-type="float" office:value="45.171696" calcext:value-type="float">
            <text:p>45.171696</text:p>
          </table:table-cell>
          <table:table-cell office:value-type="float" office:value="66.30789" calcext:value-type="float">
            <text:p>66.30789</text:p>
          </table:table-cell>
          <table:table-cell office:value-type="float" office:value="2.94" calcext:value-type="float">
            <text:p>2.94</text:p>
          </table:table-cell>
          <table:table-cell table:formula="of:=[.L24]/3" office:value-type="float" office:value="0.98" calcext:value-type="float">
            <text:p>0.98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7-2025</text:p>
          </table:table-cell>
          <table:table-cell/>
        </table:table-row>
        <table:table-row table:style-name="ro1">
          <table:table-cell office:value-type="string" calcext:value-type="string">
            <text:p>MUSQ07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3H52M00S" calcext:value-type="time">
            <text:p>13:5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24" calcext:value-type="float">
            <text:p>925024</text:p>
          </table:table-cell>
          <table:table-cell office:value-type="float" office:value="516" calcext:value-type="float">
            <text:p>516</text:p>
          </table:table-cell>
          <table:table-cell office:value-type="float" office:value="45.171696" calcext:value-type="float">
            <text:p>45.171696</text:p>
          </table:table-cell>
          <table:table-cell office:value-type="float" office:value="66.30789" calcext:value-type="float">
            <text:p>66.30789</text:p>
          </table:table-cell>
          <table:table-cell office:value-type="float" office:value="2.94" calcext:value-type="float">
            <text:p>2.94</text:p>
          </table:table-cell>
          <table:table-cell table:formula="of:=[.L25]/3" office:value-type="float" office:value="0.98" calcext:value-type="float">
            <text:p>0.98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7-2025</text:p>
          </table:table-cell>
          <table:table-cell/>
        </table:table-row>
        <table:table-row table:style-name="ro1">
          <table:table-cell office:value-type="string" calcext:value-type="string">
            <text:p>MUSQ05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4H02M00S" calcext:value-type="time">
            <text:p>14:02:0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25" calcext:value-type="float">
            <text:p>925025</text:p>
          </table:table-cell>
          <table:table-cell office:value-type="float" office:value="517" calcext:value-type="float">
            <text:p>517</text:p>
          </table:table-cell>
          <table:table-cell office:value-type="float" office:value="45.179045" calcext:value-type="float">
            <text:p>45.179045</text:p>
          </table:table-cell>
          <table:table-cell office:value-type="float" office:value="66.315786" calcext:value-type="float">
            <text:p>66.315786</text:p>
          </table:table-cell>
          <table:table-cell office:value-type="float" office:value="3.05" calcext:value-type="float">
            <text:p>3.05</text:p>
          </table:table-cell>
          <table:table-cell table:formula="of:=[.L26]/3" office:value-type="float" office:value="1.01666666666667" calcext:value-type="float">
            <text:p>1.01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5-2025</text:p>
          </table:table-cell>
          <table:table-cell/>
        </table:table-row>
        <table:table-row table:style-name="ro1">
          <table:table-cell office:value-type="string" calcext:value-type="string">
            <text:p>MUSQ05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4H02M00S" calcext:value-type="time">
            <text:p>14:02:0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26" calcext:value-type="float">
            <text:p>925026</text:p>
          </table:table-cell>
          <table:table-cell office:value-type="float" office:value="517" calcext:value-type="float">
            <text:p>517</text:p>
          </table:table-cell>
          <table:table-cell office:value-type="float" office:value="45.179045" calcext:value-type="float">
            <text:p>45.179045</text:p>
          </table:table-cell>
          <table:table-cell office:value-type="float" office:value="66.315786" calcext:value-type="float">
            <text:p>66.315786</text:p>
          </table:table-cell>
          <table:table-cell office:value-type="float" office:value="3.05" calcext:value-type="float">
            <text:p>3.05</text:p>
          </table:table-cell>
          <table:table-cell table:formula="of:=[.L27]/3" office:value-type="float" office:value="1.01666666666667" calcext:value-type="float">
            <text:p>1.01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5-2025</text:p>
          </table:table-cell>
          <table:table-cell/>
        </table:table-row>
        <table:table-row table:style-name="ro1">
          <table:table-cell office:value-type="string" calcext:value-type="string">
            <text:p>MUSQ05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4H02M00S" calcext:value-type="time">
            <text:p>14:02:0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27" calcext:value-type="float">
            <text:p>925027</text:p>
          </table:table-cell>
          <table:table-cell office:value-type="float" office:value="517" calcext:value-type="float">
            <text:p>517</text:p>
          </table:table-cell>
          <table:table-cell office:value-type="float" office:value="45.179045" calcext:value-type="float">
            <text:p>45.179045</text:p>
          </table:table-cell>
          <table:table-cell office:value-type="float" office:value="66.315786" calcext:value-type="float">
            <text:p>66.315786</text:p>
          </table:table-cell>
          <table:table-cell office:value-type="float" office:value="3.05" calcext:value-type="float">
            <text:p>3.05</text:p>
          </table:table-cell>
          <table:table-cell table:formula="of:=[.L28]/3" office:value-type="float" office:value="1.01666666666667" calcext:value-type="float">
            <text:p>1.01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5-2025</text:p>
          </table:table-cell>
          <table:table-cell/>
        </table:table-row>
        <table:table-row table:style-name="ro1">
          <table:table-cell office:value-type="string" calcext:value-type="string">
            <text:p>MUSQ03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4H17M00S" calcext:value-type="time">
            <text:p>14:17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28" calcext:value-type="float">
            <text:p>925028</text:p>
          </table:table-cell>
          <table:table-cell office:value-type="float" office:value="518" calcext:value-type="float">
            <text:p>518</text:p>
          </table:table-cell>
          <table:table-cell office:value-type="float" office:value="45.186111" calcext:value-type="float">
            <text:p>45.186111</text:p>
          </table:table-cell>
          <table:table-cell office:value-type="float" office:value="66.323459" calcext:value-type="float">
            <text:p>66.323459</text:p>
          </table:table-cell>
          <table:table-cell office:value-type="float" office:value="3.04" calcext:value-type="float">
            <text:p>3.04</text:p>
          </table:table-cell>
          <table:table-cell table:formula="of:=[.L29]/3" office:value-type="float" office:value="1.01333333333333" calcext:value-type="float">
            <text:p>1.01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3-2025</text:p>
          </table:table-cell>
          <table:table-cell/>
        </table:table-row>
        <table:table-row table:style-name="ro1">
          <table:table-cell office:value-type="string" calcext:value-type="string">
            <text:p>MUSQ03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4H17M00S" calcext:value-type="time">
            <text:p>14:17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29" calcext:value-type="float">
            <text:p>925029</text:p>
          </table:table-cell>
          <table:table-cell office:value-type="float" office:value="518" calcext:value-type="float">
            <text:p>518</text:p>
          </table:table-cell>
          <table:table-cell office:value-type="float" office:value="45.186111" calcext:value-type="float">
            <text:p>45.186111</text:p>
          </table:table-cell>
          <table:table-cell office:value-type="float" office:value="66.323459" calcext:value-type="float">
            <text:p>66.323459</text:p>
          </table:table-cell>
          <table:table-cell office:value-type="float" office:value="3.04" calcext:value-type="float">
            <text:p>3.04</text:p>
          </table:table-cell>
          <table:table-cell table:formula="of:=[.L30]/3" office:value-type="float" office:value="1.01333333333333" calcext:value-type="float">
            <text:p>1.01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3-2025</text:p>
          </table:table-cell>
          <table:table-cell/>
        </table:table-row>
        <table:table-row table:style-name="ro1">
          <table:table-cell office:value-type="string" calcext:value-type="string">
            <text:p>MUSQ03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4H17M00S" calcext:value-type="time">
            <text:p>14:17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30" calcext:value-type="float">
            <text:p>925030</text:p>
          </table:table-cell>
          <table:table-cell office:value-type="float" office:value="518" calcext:value-type="float">
            <text:p>518</text:p>
          </table:table-cell>
          <table:table-cell office:value-type="float" office:value="45.186111" calcext:value-type="float">
            <text:p>45.186111</text:p>
          </table:table-cell>
          <table:table-cell office:value-type="float" office:value="66.323459" calcext:value-type="float">
            <text:p>66.323459</text:p>
          </table:table-cell>
          <table:table-cell office:value-type="float" office:value="3.04" calcext:value-type="float">
            <text:p>3.04</text:p>
          </table:table-cell>
          <table:table-cell table:formula="of:=[.L31]/3" office:value-type="float" office:value="1.01333333333333" calcext:value-type="float">
            <text:p>1.01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3-2025</text:p>
          </table:table-cell>
          <table:table-cell/>
        </table:table-row>
        <table:table-row table:style-name="ro1">
          <table:table-cell office:value-type="string" calcext:value-type="string">
            <text:p>MUSQ01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4H28M00S" calcext:value-type="time">
            <text:p>14:28:0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31" calcext:value-type="float">
            <text:p>925031</text:p>
          </table:table-cell>
          <table:table-cell office:value-type="float" office:value="519" calcext:value-type="float">
            <text:p>519</text:p>
          </table:table-cell>
          <table:table-cell office:value-type="float" office:value="45.191869" calcext:value-type="float">
            <text:p>45.191869</text:p>
          </table:table-cell>
          <table:table-cell office:value-type="float" office:value="66.319971" calcext:value-type="float">
            <text:p>66.319971</text:p>
          </table:table-cell>
          <table:table-cell office:value-type="float" office:value="3.06" calcext:value-type="float">
            <text:p>3.06</text:p>
          </table:table-cell>
          <table:table-cell table:formula="of:=[.L32]/3" office:value-type="float" office:value="1.02" calcext:value-type="float">
            <text:p>1.02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1-2025</text:p>
          </table:table-cell>
          <table:table-cell/>
        </table:table-row>
        <table:table-row table:style-name="ro1">
          <table:table-cell office:value-type="string" calcext:value-type="string">
            <text:p>MUSQ01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4H28M00S" calcext:value-type="time">
            <text:p>14:28:0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32" calcext:value-type="float">
            <text:p>925032</text:p>
          </table:table-cell>
          <table:table-cell office:value-type="float" office:value="519" calcext:value-type="float">
            <text:p>519</text:p>
          </table:table-cell>
          <table:table-cell office:value-type="float" office:value="45.191869" calcext:value-type="float">
            <text:p>45.191869</text:p>
          </table:table-cell>
          <table:table-cell office:value-type="float" office:value="66.319971" calcext:value-type="float">
            <text:p>66.319971</text:p>
          </table:table-cell>
          <table:table-cell office:value-type="float" office:value="3.06" calcext:value-type="float">
            <text:p>3.06</text:p>
          </table:table-cell>
          <table:table-cell table:formula="of:=[.L33]/3" office:value-type="float" office:value="1.02" calcext:value-type="float">
            <text:p>1.02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1-2025</text:p>
          </table:table-cell>
          <table:table-cell/>
        </table:table-row>
        <table:table-row table:style-name="ro1">
          <table:table-cell office:value-type="string" calcext:value-type="string">
            <text:p>MUSQ01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4H28M00S" calcext:value-type="time">
            <text:p>14:28:0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33" calcext:value-type="float">
            <text:p>925033</text:p>
          </table:table-cell>
          <table:table-cell office:value-type="float" office:value="519" calcext:value-type="float">
            <text:p>519</text:p>
          </table:table-cell>
          <table:table-cell office:value-type="float" office:value="45.191869" calcext:value-type="float">
            <text:p>45.191869</text:p>
          </table:table-cell>
          <table:table-cell office:value-type="float" office:value="66.319971" calcext:value-type="float">
            <text:p>66.319971</text:p>
          </table:table-cell>
          <table:table-cell office:value-type="float" office:value="3.06" calcext:value-type="float">
            <text:p>3.06</text:p>
          </table:table-cell>
          <table:table-cell table:formula="of:=[.L34]/3" office:value-type="float" office:value="1.02" calcext:value-type="float">
            <text:p>1.02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01-2025</text:p>
          </table:table-cell>
          <table:table-cell/>
        </table:table-row>
        <table:table-row table:style-name="ro1">
          <table:table-cell office:value-type="string" calcext:value-type="string">
            <text:p>MUSQ23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5H42M00S" calcext:value-type="time">
            <text:p>15:42:0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34" calcext:value-type="float">
            <text:p>925034</text:p>
          </table:table-cell>
          <table:table-cell office:value-type="float" office:value="520" calcext:value-type="float">
            <text:p>520</text:p>
          </table:table-cell>
          <table:table-cell office:value-type="float" office:value="45.17808" calcext:value-type="float">
            <text:p>45.17808</text:p>
          </table:table-cell>
          <table:table-cell office:value-type="float" office:value="66.243737" calcext:value-type="float">
            <text:p>66.243737</text:p>
          </table:table-cell>
          <table:table-cell office:value-type="float" office:value="3.02" calcext:value-type="float">
            <text:p>3.02</text:p>
          </table:table-cell>
          <table:table-cell table:formula="of:=[.L35]/3" office:value-type="float" office:value="1.00666666666667" calcext:value-type="float">
            <text:p>1.00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23-2025</text:p>
          </table:table-cell>
          <table:table-cell office:value-type="string" calcext:value-type="string">
            <text:p>Sonde battery died</text:p>
          </table:table-cell>
        </table:table-row>
        <table:table-row table:style-name="ro1">
          <table:table-cell office:value-type="string" calcext:value-type="string">
            <text:p>MUSQ23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5H42M00S" calcext:value-type="time">
            <text:p>15:42:0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35" calcext:value-type="float">
            <text:p>925035</text:p>
          </table:table-cell>
          <table:table-cell office:value-type="float" office:value="520" calcext:value-type="float">
            <text:p>520</text:p>
          </table:table-cell>
          <table:table-cell office:value-type="float" office:value="45.17808" calcext:value-type="float">
            <text:p>45.17808</text:p>
          </table:table-cell>
          <table:table-cell office:value-type="float" office:value="66.243737" calcext:value-type="float">
            <text:p>66.243737</text:p>
          </table:table-cell>
          <table:table-cell office:value-type="float" office:value="3.02" calcext:value-type="float">
            <text:p>3.02</text:p>
          </table:table-cell>
          <table:table-cell table:formula="of:=[.L36]/3" office:value-type="float" office:value="1.00666666666667" calcext:value-type="float">
            <text:p>1.00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23-2025</text:p>
          </table:table-cell>
          <table:table-cell/>
        </table:table-row>
        <table:table-row table:style-name="ro1">
          <table:table-cell office:value-type="string" calcext:value-type="string">
            <text:p>MUSQ23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5H42M00S" calcext:value-type="time">
            <text:p>15:42:0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36" calcext:value-type="float">
            <text:p>925036</text:p>
          </table:table-cell>
          <table:table-cell office:value-type="float" office:value="520" calcext:value-type="float">
            <text:p>520</text:p>
          </table:table-cell>
          <table:table-cell office:value-type="float" office:value="45.17808" calcext:value-type="float">
            <text:p>45.17808</text:p>
          </table:table-cell>
          <table:table-cell office:value-type="float" office:value="66.243737" calcext:value-type="float">
            <text:p>66.243737</text:p>
          </table:table-cell>
          <table:table-cell office:value-type="float" office:value="3.02" calcext:value-type="float">
            <text:p>3.02</text:p>
          </table:table-cell>
          <table:table-cell table:formula="of:=[.L37]/3" office:value-type="float" office:value="1.00666666666667" calcext:value-type="float">
            <text:p>1.00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23-2025</text:p>
          </table:table-cell>
          <table:table-cell/>
        </table:table-row>
        <table:table-row table:style-name="ro1">
          <table:table-cell office:value-type="string" calcext:value-type="string">
            <text:p>MUSQ25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5H54M00S" calcext:value-type="time">
            <text:p>15:54:0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37" calcext:value-type="float">
            <text:p>925037</text:p>
          </table:table-cell>
          <table:table-cell office:value-type="float" office:value="521" calcext:value-type="float">
            <text:p>521</text:p>
          </table:table-cell>
          <table:table-cell office:value-type="float" office:value="45.169677" calcext:value-type="float">
            <text:p>45.169677</text:p>
          </table:table-cell>
          <table:table-cell office:value-type="float" office:value="66.241608" calcext:value-type="float">
            <text:p>66.241608</text:p>
          </table:table-cell>
          <table:table-cell office:value-type="float" office:value="2.99" calcext:value-type="float">
            <text:p>2.99</text:p>
          </table:table-cell>
          <table:table-cell table:formula="of:=[.L38]/3" office:value-type="float" office:value="0.996666666666667" calcext:value-type="float">
            <text:p>0.996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25-2025</text:p>
          </table:table-cell>
          <table:table-cell office:value-type="string" calcext:value-type="string">
            <text:p>Finishing up for the day</text:p>
          </table:table-cell>
        </table:table-row>
        <table:table-row table:style-name="ro1">
          <table:table-cell office:value-type="string" calcext:value-type="string">
            <text:p>MUSQ25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5H54M00S" calcext:value-type="time">
            <text:p>15:54:0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38" calcext:value-type="float">
            <text:p>925038</text:p>
          </table:table-cell>
          <table:table-cell office:value-type="float" office:value="521" calcext:value-type="float">
            <text:p>521</text:p>
          </table:table-cell>
          <table:table-cell office:value-type="float" office:value="45.169677" calcext:value-type="float">
            <text:p>45.169677</text:p>
          </table:table-cell>
          <table:table-cell office:value-type="float" office:value="66.241608" calcext:value-type="float">
            <text:p>66.241608</text:p>
          </table:table-cell>
          <table:table-cell office:value-type="float" office:value="2.99" calcext:value-type="float">
            <text:p>2.99</text:p>
          </table:table-cell>
          <table:table-cell table:formula="of:=[.L39]/3" office:value-type="float" office:value="0.996666666666667" calcext:value-type="float">
            <text:p>0.996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25-2025</text:p>
          </table:table-cell>
          <table:table-cell/>
        </table:table-row>
        <table:table-row table:style-name="ro1">
          <table:table-cell office:value-type="string" calcext:value-type="string">
            <text:p>MUSQ25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5H54M00S" calcext:value-type="time">
            <text:p>15:54:0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39" calcext:value-type="float">
            <text:p>925039</text:p>
          </table:table-cell>
          <table:table-cell office:value-type="float" office:value="521" calcext:value-type="float">
            <text:p>521</text:p>
          </table:table-cell>
          <table:table-cell office:value-type="float" office:value="45.169677" calcext:value-type="float">
            <text:p>45.169677</text:p>
          </table:table-cell>
          <table:table-cell office:value-type="float" office:value="66.241608" calcext:value-type="float">
            <text:p>66.241608</text:p>
          </table:table-cell>
          <table:table-cell office:value-type="float" office:value="2.99" calcext:value-type="float">
            <text:p>2.99</text:p>
          </table:table-cell>
          <table:table-cell table:formula="of:=[.L40]/3" office:value-type="float" office:value="0.996666666666667" calcext:value-type="float">
            <text:p>0.996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25-2025</text:p>
          </table:table-cell>
          <table:table-cell/>
        </table:table-row>
        <table:table-row table:style-name="ro1">
          <table:table-cell office:value-type="string" calcext:value-type="string">
            <text:p>BLANK</text:p>
          </table:table-cell>
          <table:table-cell table:style-name="Default" office:value-type="string" calcext:value-type="string">
            <text:p>Sept10</text:p>
          </table:table-cell>
          <table:table-cell office:value-type="time" office:time-value="PT16H02M00S" calcext:value-type="time">
            <text:p>16:02: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40" calcext:value-type="float">
            <text:p>92504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lf</text:p>
          </table:table-cell>
          <table:table-cell/>
          <table:table-cell table:style-name="ce7" office:value-type="string" calcext:value-type="string">
            <text:p>Nick messed up blank – tube fell off so he had to hand poor</text:p>
          </table:table-cell>
        </table:table-row>
        <table:table-row table:style-name="ro1">
          <table:table-cell office:value-type="string" calcext:value-type="string">
            <text:p>Zone3_1</text:p>
          </table:table-cell>
          <table:table-cell office:value-type="string" calcext:value-type="string">
            <text:p>Sept11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41" calcext:value-type="float">
            <text:p>925041</text:p>
          </table:table-cell>
          <table:table-cell office:value-type="float" office:value="523" calcext:value-type="float">
            <text:p>523</text:p>
          </table:table-cell>
          <table:table-cell office:value-type="float" office:value="45.138832" calcext:value-type="float">
            <text:p>45.138832</text:p>
          </table:table-cell>
          <table:table-cell office:value-type="float" office:value="66.256795" calcext:value-type="float">
            <text:p>66.256795</text:p>
          </table:table-cell>
          <table:table-cell office:value-type="float" office:value="3.08" calcext:value-type="float">
            <text:p>3.08</text:p>
          </table:table-cell>
          <table:table-cell table:formula="of:=[.L42]/3" office:value-type="float" office:value="1.02666666666667" calcext:value-type="float">
            <text:p>1.02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3-1-2025</text:p>
          </table:table-cell>
          <table:table-cell/>
        </table:table-row>
        <table:table-row table:style-name="ro1">
          <table:table-cell office:value-type="string" calcext:value-type="string">
            <text:p>Zone3_1</text:p>
          </table:table-cell>
          <table:table-cell office:value-type="string" calcext:value-type="string">
            <text:p>Sept11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42" calcext:value-type="float">
            <text:p>925042</text:p>
          </table:table-cell>
          <table:table-cell office:value-type="float" office:value="523" calcext:value-type="float">
            <text:p>523</text:p>
          </table:table-cell>
          <table:table-cell office:value-type="float" office:value="45.138832" calcext:value-type="float">
            <text:p>45.138832</text:p>
          </table:table-cell>
          <table:table-cell office:value-type="float" office:value="66.256795" calcext:value-type="float">
            <text:p>66.256795</text:p>
          </table:table-cell>
          <table:table-cell office:value-type="float" office:value="3.08" calcext:value-type="float">
            <text:p>3.08</text:p>
          </table:table-cell>
          <table:table-cell table:formula="of:=[.L43]/3" office:value-type="float" office:value="1.02666666666667" calcext:value-type="float">
            <text:p>1.02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3-1-2025</text:p>
          </table:table-cell>
          <table:table-cell/>
        </table:table-row>
        <table:table-row table:style-name="ro1">
          <table:table-cell office:value-type="string" calcext:value-type="string">
            <text:p>Zone3_1</text:p>
          </table:table-cell>
          <table:table-cell office:value-type="string" calcext:value-type="string">
            <text:p>Sept11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43" calcext:value-type="float">
            <text:p>925043</text:p>
          </table:table-cell>
          <table:table-cell office:value-type="float" office:value="523" calcext:value-type="float">
            <text:p>523</text:p>
          </table:table-cell>
          <table:table-cell office:value-type="float" office:value="45.138832" calcext:value-type="float">
            <text:p>45.138832</text:p>
          </table:table-cell>
          <table:table-cell office:value-type="float" office:value="66.256795" calcext:value-type="float">
            <text:p>66.256795</text:p>
          </table:table-cell>
          <table:table-cell office:value-type="float" office:value="3.08" calcext:value-type="float">
            <text:p>3.08</text:p>
          </table:table-cell>
          <table:table-cell table:formula="of:=[.L44]/3" office:value-type="float" office:value="1.02666666666667" calcext:value-type="float">
            <text:p>1.02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3-1-2025</text:p>
          </table:table-cell>
          <table:table-cell/>
        </table:table-row>
        <table:table-row table:style-name="ro1">
          <table:table-cell office:value-type="string" calcext:value-type="string">
            <text:p>Zone3-3</text:p>
          </table:table-cell>
          <table:table-cell office:value-type="string" calcext:value-type="string">
            <text:p>Sept11</text:p>
          </table:table-cell>
          <table:table-cell office:value-type="time" office:time-value="PT11H13M00S" calcext:value-type="time">
            <text:p>11:13:0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44" calcext:value-type="float">
            <text:p>925044</text:p>
          </table:table-cell>
          <table:table-cell office:value-type="float" office:value="524" calcext:value-type="float">
            <text:p>524</text:p>
          </table:table-cell>
          <table:table-cell office:value-type="float" office:value="45.142195" calcext:value-type="float">
            <text:p>45.142195</text:p>
          </table:table-cell>
          <table:table-cell office:value-type="float" office:value="66.250425" calcext:value-type="float">
            <text:p>66.250425</text:p>
          </table:table-cell>
          <table:table-cell office:value-type="float" office:value="3.49" calcext:value-type="float">
            <text:p>3.49</text:p>
          </table:table-cell>
          <table:table-cell table:formula="of:=[.L45]/3" office:value-type="float" office:value="1.16333333333333" calcext:value-type="float">
            <text:p>1.16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3-3-2025</text:p>
          </table:table-cell>
          <table:table-cell/>
        </table:table-row>
        <table:table-row table:style-name="ro1">
          <table:table-cell office:value-type="string" calcext:value-type="string">
            <text:p>Zone3-3</text:p>
          </table:table-cell>
          <table:table-cell office:value-type="string" calcext:value-type="string">
            <text:p>Sept11</text:p>
          </table:table-cell>
          <table:table-cell office:value-type="time" office:time-value="PT11H13M00S" calcext:value-type="time">
            <text:p>11:13:0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45" calcext:value-type="float">
            <text:p>925045</text:p>
          </table:table-cell>
          <table:table-cell office:value-type="float" office:value="524" calcext:value-type="float">
            <text:p>524</text:p>
          </table:table-cell>
          <table:table-cell office:value-type="float" office:value="45.142195" calcext:value-type="float">
            <text:p>45.142195</text:p>
          </table:table-cell>
          <table:table-cell office:value-type="float" office:value="66.250425" calcext:value-type="float">
            <text:p>66.250425</text:p>
          </table:table-cell>
          <table:table-cell office:value-type="float" office:value="3.49" calcext:value-type="float">
            <text:p>3.49</text:p>
          </table:table-cell>
          <table:table-cell table:formula="of:=[.L46]/3" office:value-type="float" office:value="1.16333333333333" calcext:value-type="float">
            <text:p>1.16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3-3-2025</text:p>
          </table:table-cell>
          <table:table-cell/>
        </table:table-row>
        <table:table-row table:style-name="ro1">
          <table:table-cell office:value-type="string" calcext:value-type="string">
            <text:p>Zone3-3</text:p>
          </table:table-cell>
          <table:table-cell office:value-type="string" calcext:value-type="string">
            <text:p>Sept11</text:p>
          </table:table-cell>
          <table:table-cell office:value-type="time" office:time-value="PT11H13M00S" calcext:value-type="time">
            <text:p>11:13:0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46" calcext:value-type="float">
            <text:p>925046</text:p>
          </table:table-cell>
          <table:table-cell office:value-type="float" office:value="524" calcext:value-type="float">
            <text:p>524</text:p>
          </table:table-cell>
          <table:table-cell office:value-type="float" office:value="45.142195" calcext:value-type="float">
            <text:p>45.142195</text:p>
          </table:table-cell>
          <table:table-cell office:value-type="float" office:value="66.250425" calcext:value-type="float">
            <text:p>66.250425</text:p>
          </table:table-cell>
          <table:table-cell office:value-type="float" office:value="3.49" calcext:value-type="float">
            <text:p>3.49</text:p>
          </table:table-cell>
          <table:table-cell table:formula="of:=[.L47]/3" office:value-type="float" office:value="1.16333333333333" calcext:value-type="float">
            <text:p>1.16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3-3-2025</text:p>
          </table:table-cell>
          <table:table-cell/>
        </table:table-row>
        <table:table-row table:style-name="ro1">
          <table:table-cell office:value-type="string" calcext:value-type="string">
            <text:p>MUSQ31</text:p>
          </table:table-cell>
          <table:table-cell office:value-type="string" calcext:value-type="string">
            <text:p>Sept11</text:p>
          </table:table-cell>
          <table:table-cell office:value-type="time" office:time-value="PT11H24M00S" calcext:value-type="time">
            <text:p>11:24:0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47" calcext:value-type="float">
            <text:p>925047</text:p>
          </table:table-cell>
          <table:table-cell office:value-type="float" office:value="525" calcext:value-type="float">
            <text:p>525</text:p>
          </table:table-cell>
          <table:table-cell office:value-type="float" office:value="45.143463" calcext:value-type="float">
            <text:p>45.143463</text:p>
          </table:table-cell>
          <table:table-cell office:value-type="float" office:value="66.244609" calcext:value-type="float">
            <text:p>66.244609</text:p>
          </table:table-cell>
          <table:table-cell office:value-type="float" office:value="2.99" calcext:value-type="float">
            <text:p>2.99</text:p>
          </table:table-cell>
          <table:table-cell table:formula="of:=[.L48]/3" office:value-type="float" office:value="0.996666666666667" calcext:value-type="float">
            <text:p>0.996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31-2025</text:p>
          </table:table-cell>
          <table:table-cell/>
        </table:table-row>
        <table:table-row table:style-name="ro1">
          <table:table-cell office:value-type="string" calcext:value-type="string">
            <text:p>MUSQ31</text:p>
          </table:table-cell>
          <table:table-cell office:value-type="string" calcext:value-type="string">
            <text:p>Sept11</text:p>
          </table:table-cell>
          <table:table-cell office:value-type="time" office:time-value="PT11H24M00S" calcext:value-type="time">
            <text:p>11:24:0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48" calcext:value-type="float">
            <text:p>925048</text:p>
          </table:table-cell>
          <table:table-cell office:value-type="float" office:value="525" calcext:value-type="float">
            <text:p>525</text:p>
          </table:table-cell>
          <table:table-cell office:value-type="float" office:value="45.143463" calcext:value-type="float">
            <text:p>45.143463</text:p>
          </table:table-cell>
          <table:table-cell office:value-type="float" office:value="66.244609" calcext:value-type="float">
            <text:p>66.244609</text:p>
          </table:table-cell>
          <table:table-cell office:value-type="float" office:value="2.99" calcext:value-type="float">
            <text:p>2.99</text:p>
          </table:table-cell>
          <table:table-cell table:formula="of:=[.L49]/3" office:value-type="float" office:value="0.996666666666667" calcext:value-type="float">
            <text:p>0.996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31-2025</text:p>
          </table:table-cell>
          <table:table-cell/>
        </table:table-row>
        <table:table-row table:style-name="ro1">
          <table:table-cell office:value-type="string" calcext:value-type="string">
            <text:p>MUSQ31</text:p>
          </table:table-cell>
          <table:table-cell office:value-type="string" calcext:value-type="string">
            <text:p>Sept11</text:p>
          </table:table-cell>
          <table:table-cell office:value-type="time" office:time-value="PT11H24M00S" calcext:value-type="time">
            <text:p>11:24:0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49" calcext:value-type="float">
            <text:p>925049</text:p>
          </table:table-cell>
          <table:table-cell office:value-type="float" office:value="525" calcext:value-type="float">
            <text:p>525</text:p>
          </table:table-cell>
          <table:table-cell office:value-type="float" office:value="45.143463" calcext:value-type="float">
            <text:p>45.143463</text:p>
          </table:table-cell>
          <table:table-cell office:value-type="float" office:value="66.244609" calcext:value-type="float">
            <text:p>66.244609</text:p>
          </table:table-cell>
          <table:table-cell office:value-type="float" office:value="2.99" calcext:value-type="float">
            <text:p>2.99</text:p>
          </table:table-cell>
          <table:table-cell table:formula="of:=[.L50]/3" office:value-type="float" office:value="0.996666666666667" calcext:value-type="float">
            <text:p>0.996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31-2025</text:p>
          </table:table-cell>
          <table:table-cell/>
        </table:table-row>
        <table:table-row table:style-name="ro1">
          <table:table-cell office:value-type="string" calcext:value-type="string">
            <text:p>Zone3-2</text:p>
          </table:table-cell>
          <table:table-cell office:value-type="string" calcext:value-type="string">
            <text:p>Sept11</text:p>
          </table:table-cell>
          <table:table-cell office:value-type="time" office:time-value="PT11H32M00S" calcext:value-type="time">
            <text:p>11:32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50" calcext:value-type="float">
            <text:p>925050</text:p>
          </table:table-cell>
          <table:table-cell office:value-type="float" office:value="526" calcext:value-type="float">
            <text:p>526</text:p>
          </table:table-cell>
          <table:table-cell office:value-type="float" office:value="45.146266" calcext:value-type="float">
            <text:p>45.146266</text:p>
          </table:table-cell>
          <table:table-cell office:value-type="float" office:value="66.242331" calcext:value-type="float">
            <text:p>66.242331</text:p>
          </table:table-cell>
          <table:table-cell office:value-type="float" office:value="3" calcext:value-type="float">
            <text:p>3</text:p>
          </table:table-cell>
          <table:table-cell table:formula="of:=[.L51]/3"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3-2-2025</text:p>
          </table:table-cell>
          <table:table-cell office:value-type="string" calcext:value-type="string">
            <text:p>FINALLY a 3 litre sample. VICTORY!!!</text:p>
          </table:table-cell>
        </table:table-row>
        <table:table-row table:style-name="ro1">
          <table:table-cell office:value-type="string" calcext:value-type="string">
            <text:p>Zone3-2</text:p>
          </table:table-cell>
          <table:table-cell office:value-type="string" calcext:value-type="string">
            <text:p>Sept11</text:p>
          </table:table-cell>
          <table:table-cell office:value-type="time" office:time-value="PT11H32M00S" calcext:value-type="time">
            <text:p>11:32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51" calcext:value-type="float">
            <text:p>925051</text:p>
          </table:table-cell>
          <table:table-cell office:value-type="float" office:value="526" calcext:value-type="float">
            <text:p>526</text:p>
          </table:table-cell>
          <table:table-cell office:value-type="float" office:value="45.146266" calcext:value-type="float">
            <text:p>45.146266</text:p>
          </table:table-cell>
          <table:table-cell office:value-type="float" office:value="66.242331" calcext:value-type="float">
            <text:p>66.242331</text:p>
          </table:table-cell>
          <table:table-cell office:value-type="float" office:value="3" calcext:value-type="float">
            <text:p>3</text:p>
          </table:table-cell>
          <table:table-cell table:formula="of:=[.L52]/3"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3-2-2025</text:p>
          </table:table-cell>
          <table:table-cell/>
        </table:table-row>
        <table:table-row table:style-name="ro1">
          <table:table-cell office:value-type="string" calcext:value-type="string">
            <text:p>Zone3-2</text:p>
          </table:table-cell>
          <table:table-cell office:value-type="string" calcext:value-type="string">
            <text:p>Sept11</text:p>
          </table:table-cell>
          <table:table-cell office:value-type="time" office:time-value="PT11H32M00S" calcext:value-type="time">
            <text:p>11:32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52" calcext:value-type="float">
            <text:p>925052</text:p>
          </table:table-cell>
          <table:table-cell office:value-type="float" office:value="526" calcext:value-type="float">
            <text:p>526</text:p>
          </table:table-cell>
          <table:table-cell office:value-type="float" office:value="45.146266" calcext:value-type="float">
            <text:p>45.146266</text:p>
          </table:table-cell>
          <table:table-cell office:value-type="float" office:value="66.242331" calcext:value-type="float">
            <text:p>66.242331</text:p>
          </table:table-cell>
          <table:table-cell office:value-type="float" office:value="3" calcext:value-type="float">
            <text:p>3</text:p>
          </table:table-cell>
          <table:table-cell table:formula="of:=[.L53]/3"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3-2-2025</text:p>
          </table:table-cell>
          <table:table-cell/>
        </table:table-row>
        <table:table-row table:style-name="ro1">
          <table:table-cell office:value-type="string" calcext:value-type="string">
            <text:p>MUSQ29</text:p>
          </table:table-cell>
          <table:table-cell office:value-type="string" calcext:value-type="string">
            <text:p>Sept11</text:p>
          </table:table-cell>
          <table:table-cell office:value-type="time" office:time-value="PT11H44M00S" calcext:value-type="time">
            <text:p>11:44:0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53" calcext:value-type="float">
            <text:p>925053</text:p>
          </table:table-cell>
          <table:table-cell office:value-type="float" office:value="527" calcext:value-type="float">
            <text:p>527</text:p>
          </table:table-cell>
          <table:table-cell office:value-type="float" office:value="45.152875" calcext:value-type="float">
            <text:p>45.152875</text:p>
          </table:table-cell>
          <table:table-cell office:value-type="float" office:value="66.248519" calcext:value-type="float">
            <text:p>66.248519</text:p>
          </table:table-cell>
          <table:table-cell office:value-type="float" office:value="3.12" calcext:value-type="float">
            <text:p>3.12</text:p>
          </table:table-cell>
          <table:table-cell table:formula="of:=[.L54]/3" office:value-type="float" office:value="1.04" calcext:value-type="float">
            <text:p>1.04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29-2025</text:p>
          </table:table-cell>
          <table:table-cell/>
        </table:table-row>
        <table:table-row table:style-name="ro1">
          <table:table-cell office:value-type="string" calcext:value-type="string">
            <text:p>MUSQ29</text:p>
          </table:table-cell>
          <table:table-cell office:value-type="string" calcext:value-type="string">
            <text:p>Sept11</text:p>
          </table:table-cell>
          <table:table-cell office:value-type="time" office:time-value="PT11H44M00S" calcext:value-type="time">
            <text:p>11:44:0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54" calcext:value-type="float">
            <text:p>925054</text:p>
          </table:table-cell>
          <table:table-cell office:value-type="float" office:value="527" calcext:value-type="float">
            <text:p>527</text:p>
          </table:table-cell>
          <table:table-cell office:value-type="float" office:value="45.152875" calcext:value-type="float">
            <text:p>45.152875</text:p>
          </table:table-cell>
          <table:table-cell office:value-type="float" office:value="66.248519" calcext:value-type="float">
            <text:p>66.248519</text:p>
          </table:table-cell>
          <table:table-cell office:value-type="float" office:value="3.12" calcext:value-type="float">
            <text:p>3.12</text:p>
          </table:table-cell>
          <table:table-cell table:formula="of:=[.L55]/3" office:value-type="float" office:value="1.04" calcext:value-type="float">
            <text:p>1.04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29-2025</text:p>
          </table:table-cell>
          <table:table-cell/>
        </table:table-row>
        <table:table-row table:style-name="ro1">
          <table:table-cell office:value-type="string" calcext:value-type="string">
            <text:p>MUSQ29</text:p>
          </table:table-cell>
          <table:table-cell office:value-type="string" calcext:value-type="string">
            <text:p>Sept11</text:p>
          </table:table-cell>
          <table:table-cell office:value-type="time" office:time-value="PT11H44M00S" calcext:value-type="time">
            <text:p>11:44:0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55" calcext:value-type="float">
            <text:p>925055</text:p>
          </table:table-cell>
          <table:table-cell office:value-type="float" office:value="527" calcext:value-type="float">
            <text:p>527</text:p>
          </table:table-cell>
          <table:table-cell office:value-type="float" office:value="45.152875" calcext:value-type="float">
            <text:p>45.152875</text:p>
          </table:table-cell>
          <table:table-cell office:value-type="float" office:value="66.248519" calcext:value-type="float">
            <text:p>66.248519</text:p>
          </table:table-cell>
          <table:table-cell office:value-type="float" office:value="3.12" calcext:value-type="float">
            <text:p>3.12</text:p>
          </table:table-cell>
          <table:table-cell table:formula="of:=[.L56]/3" office:value-type="float" office:value="1.04" calcext:value-type="float">
            <text:p>1.04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29-2025</text:p>
          </table:table-cell>
          <table:table-cell/>
        </table:table-row>
        <table:table-row table:style-name="ro1">
          <table:table-cell office:value-type="string" calcext:value-type="string">
            <text:p>Zone2a-10</text:p>
          </table:table-cell>
          <table:table-cell office:value-type="string" calcext:value-type="string">
            <text:p>Sept11</text:p>
          </table:table-cell>
          <table:table-cell office:value-type="time" office:time-value="PT11H53M00S" calcext:value-type="time">
            <text:p>11:53:0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56" calcext:value-type="float">
            <text:p>925056</text:p>
          </table:table-cell>
          <table:table-cell office:value-type="float" office:value="528" calcext:value-type="float">
            <text:p>528</text:p>
          </table:table-cell>
          <table:table-cell office:value-type="float" office:value="45.154167" calcext:value-type="float">
            <text:p>45.154167</text:p>
          </table:table-cell>
          <table:table-cell office:value-type="float" office:value="66.254402" calcext:value-type="float">
            <text:p>66.254402</text:p>
          </table:table-cell>
          <table:table-cell office:value-type="float" office:value="3.09" calcext:value-type="float">
            <text:p>3.09</text:p>
          </table:table-cell>
          <table:table-cell table:formula="of:=[.L57]/3" office:value-type="float" office:value="1.03" calcext:value-type="float">
            <text:p>1.0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a-10-2025</text:p>
          </table:table-cell>
          <table:table-cell/>
        </table:table-row>
        <table:table-row table:style-name="ro1">
          <table:table-cell office:value-type="string" calcext:value-type="string">
            <text:p>Zone2a-10</text:p>
          </table:table-cell>
          <table:table-cell office:value-type="string" calcext:value-type="string">
            <text:p>Sept11</text:p>
          </table:table-cell>
          <table:table-cell office:value-type="time" office:time-value="PT11H53M00S" calcext:value-type="time">
            <text:p>11:53:0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57" calcext:value-type="float">
            <text:p>925057</text:p>
          </table:table-cell>
          <table:table-cell office:value-type="float" office:value="528" calcext:value-type="float">
            <text:p>528</text:p>
          </table:table-cell>
          <table:table-cell office:value-type="float" office:value="45.154167" calcext:value-type="float">
            <text:p>45.154167</text:p>
          </table:table-cell>
          <table:table-cell office:value-type="float" office:value="66.254402" calcext:value-type="float">
            <text:p>66.254402</text:p>
          </table:table-cell>
          <table:table-cell office:value-type="float" office:value="3.09" calcext:value-type="float">
            <text:p>3.09</text:p>
          </table:table-cell>
          <table:table-cell table:formula="of:=[.L58]/3" office:value-type="float" office:value="1.03" calcext:value-type="float">
            <text:p>1.0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a-10-2025</text:p>
          </table:table-cell>
          <table:table-cell/>
        </table:table-row>
        <table:table-row table:style-name="ro1">
          <table:table-cell office:value-type="string" calcext:value-type="string">
            <text:p>Zone2a-10</text:p>
          </table:table-cell>
          <table:table-cell office:value-type="string" calcext:value-type="string">
            <text:p>Sept11</text:p>
          </table:table-cell>
          <table:table-cell office:value-type="time" office:time-value="PT11H53M00S" calcext:value-type="time">
            <text:p>11:53:0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58" calcext:value-type="float">
            <text:p>925058</text:p>
          </table:table-cell>
          <table:table-cell office:value-type="float" office:value="528" calcext:value-type="float">
            <text:p>528</text:p>
          </table:table-cell>
          <table:table-cell office:value-type="float" office:value="45.154167" calcext:value-type="float">
            <text:p>45.154167</text:p>
          </table:table-cell>
          <table:table-cell office:value-type="float" office:value="66.254402" calcext:value-type="float">
            <text:p>66.254402</text:p>
          </table:table-cell>
          <table:table-cell office:value-type="float" office:value="3.09" calcext:value-type="float">
            <text:p>3.09</text:p>
          </table:table-cell>
          <table:table-cell table:formula="of:=[.L59]/3" office:value-type="float" office:value="1.03" calcext:value-type="float">
            <text:p>1.0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a-10-2025</text:p>
          </table:table-cell>
          <table:table-cell/>
        </table:table-row>
        <table:table-row table:style-name="ro1">
          <table:table-cell office:value-type="string" calcext:value-type="string">
            <text:p>Zone2a-1</text:p>
          </table:table-cell>
          <table:table-cell office:value-type="string" calcext:value-type="string">
            <text:p>Sept11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59" calcext:value-type="float">
            <text:p>925059</text:p>
          </table:table-cell>
          <table:table-cell office:value-type="float" office:value="529" calcext:value-type="float">
            <text:p>529</text:p>
          </table:table-cell>
          <table:table-cell office:value-type="float" office:value="45.158118" calcext:value-type="float">
            <text:p>45.158118</text:p>
          </table:table-cell>
          <table:table-cell office:value-type="float" office:value="66.258232" calcext:value-type="float">
            <text:p>66.258232</text:p>
          </table:table-cell>
          <table:table-cell office:value-type="float" office:value="3.02" calcext:value-type="float">
            <text:p>3.02</text:p>
          </table:table-cell>
          <table:table-cell table:formula="of:=[.L60]/3" office:value-type="float" office:value="1.00666666666667" calcext:value-type="float">
            <text:p>1.00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a-1-2025</text:p>
          </table:table-cell>
          <table:table-cell/>
        </table:table-row>
        <table:table-row table:style-name="ro1">
          <table:table-cell office:value-type="string" calcext:value-type="string">
            <text:p>Zone2a-1</text:p>
          </table:table-cell>
          <table:table-cell office:value-type="string" calcext:value-type="string">
            <text:p>Sept11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60" calcext:value-type="float">
            <text:p>925060</text:p>
          </table:table-cell>
          <table:table-cell office:value-type="float" office:value="529" calcext:value-type="float">
            <text:p>529</text:p>
          </table:table-cell>
          <table:table-cell office:value-type="float" office:value="45.158118" calcext:value-type="float">
            <text:p>45.158118</text:p>
          </table:table-cell>
          <table:table-cell office:value-type="float" office:value="66.258232" calcext:value-type="float">
            <text:p>66.258232</text:p>
          </table:table-cell>
          <table:table-cell office:value-type="float" office:value="3.02" calcext:value-type="float">
            <text:p>3.02</text:p>
          </table:table-cell>
          <table:table-cell table:formula="of:=[.L61]/3" office:value-type="float" office:value="1.00666666666667" calcext:value-type="float">
            <text:p>1.00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a-1-2025</text:p>
          </table:table-cell>
          <table:table-cell/>
        </table:table-row>
        <table:table-row table:style-name="ro1">
          <table:table-cell office:value-type="string" calcext:value-type="string">
            <text:p>Zone2a-1</text:p>
          </table:table-cell>
          <table:table-cell office:value-type="string" calcext:value-type="string">
            <text:p>Sept11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61" calcext:value-type="float">
            <text:p>925061</text:p>
          </table:table-cell>
          <table:table-cell office:value-type="float" office:value="529" calcext:value-type="float">
            <text:p>529</text:p>
          </table:table-cell>
          <table:table-cell office:value-type="float" office:value="45.158118" calcext:value-type="float">
            <text:p>45.158118</text:p>
          </table:table-cell>
          <table:table-cell office:value-type="float" office:value="66.258232" calcext:value-type="float">
            <text:p>66.258232</text:p>
          </table:table-cell>
          <table:table-cell office:value-type="float" office:value="3.02" calcext:value-type="float">
            <text:p>3.02</text:p>
          </table:table-cell>
          <table:table-cell table:formula="of:=[.L62]/3" office:value-type="float" office:value="1.00666666666667" calcext:value-type="float">
            <text:p>1.00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a-1-2025</text:p>
          </table:table-cell>
          <table:table-cell/>
        </table:table-row>
        <table:table-row table:style-name="ro1">
          <table:table-cell office:value-type="string" calcext:value-type="string">
            <text:p>MUSQ27</text:p>
          </table:table-cell>
          <table:table-cell office:value-type="string" calcext:value-type="string">
            <text:p>Sept11</text:p>
          </table:table-cell>
          <table:table-cell office:value-type="time" office:time-value="PT12H13M00S" calcext:value-type="time">
            <text:p>12:13:0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62" calcext:value-type="float">
            <text:p>925062</text:p>
          </table:table-cell>
          <table:table-cell office:value-type="float" office:value="530" calcext:value-type="float">
            <text:p>530</text:p>
          </table:table-cell>
          <table:table-cell office:value-type="float" office:value="45.161631" calcext:value-type="float">
            <text:p>45.161631</text:p>
          </table:table-cell>
          <table:table-cell office:value-type="float" office:value="66.248824" calcext:value-type="float">
            <text:p>66.248824</text:p>
          </table:table-cell>
          <table:table-cell office:value-type="float" office:value="3.01" calcext:value-type="float">
            <text:p>3.01</text:p>
          </table:table-cell>
          <table:table-cell table:formula="of:=[.L63]/3" office:value-type="float" office:value="1.00333333333333" calcext:value-type="float">
            <text:p>1.00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27-2025</text:p>
          </table:table-cell>
          <table:table-cell/>
        </table:table-row>
        <table:table-row table:style-name="ro1">
          <table:table-cell office:value-type="string" calcext:value-type="string">
            <text:p>MUSQ27</text:p>
          </table:table-cell>
          <table:table-cell office:value-type="string" calcext:value-type="string">
            <text:p>Sept11</text:p>
          </table:table-cell>
          <table:table-cell office:value-type="time" office:time-value="PT12H13M00S" calcext:value-type="time">
            <text:p>12:13:0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63" calcext:value-type="float">
            <text:p>925063</text:p>
          </table:table-cell>
          <table:table-cell office:value-type="float" office:value="530" calcext:value-type="float">
            <text:p>530</text:p>
          </table:table-cell>
          <table:table-cell office:value-type="float" office:value="45.161631" calcext:value-type="float">
            <text:p>45.161631</text:p>
          </table:table-cell>
          <table:table-cell office:value-type="float" office:value="66.248824" calcext:value-type="float">
            <text:p>66.248824</text:p>
          </table:table-cell>
          <table:table-cell office:value-type="float" office:value="3.01" calcext:value-type="float">
            <text:p>3.01</text:p>
          </table:table-cell>
          <table:table-cell table:formula="of:=[.L64]/3" office:value-type="float" office:value="1.00333333333333" calcext:value-type="float">
            <text:p>1.00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27-2025</text:p>
          </table:table-cell>
          <table:table-cell/>
        </table:table-row>
        <table:table-row table:style-name="ro1">
          <table:table-cell office:value-type="string" calcext:value-type="string">
            <text:p>MUSQ27</text:p>
          </table:table-cell>
          <table:table-cell office:value-type="string" calcext:value-type="string">
            <text:p>Sept11</text:p>
          </table:table-cell>
          <table:table-cell office:value-type="time" office:time-value="PT12H13M00S" calcext:value-type="time">
            <text:p>12:13:0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64" calcext:value-type="float">
            <text:p>925064</text:p>
          </table:table-cell>
          <table:table-cell office:value-type="float" office:value="530" calcext:value-type="float">
            <text:p>530</text:p>
          </table:table-cell>
          <table:table-cell office:value-type="float" office:value="45.161631" calcext:value-type="float">
            <text:p>45.161631</text:p>
          </table:table-cell>
          <table:table-cell office:value-type="float" office:value="66.248824" calcext:value-type="float">
            <text:p>66.248824</text:p>
          </table:table-cell>
          <table:table-cell office:value-type="float" office:value="3.01" calcext:value-type="float">
            <text:p>3.01</text:p>
          </table:table-cell>
          <table:table-cell table:formula="of:=[.L65]/3" office:value-type="float" office:value="1.00333333333333" calcext:value-type="float">
            <text:p>1.00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27-2025</text:p>
          </table:table-cell>
          <table:table-cell/>
        </table:table-row>
        <table:table-row table:style-name="ro1">
          <table:table-cell office:value-type="string" calcext:value-type="string">
            <text:p>Zone2a-12</text:p>
          </table:table-cell>
          <table:table-cell office:value-type="string" calcext:value-type="string">
            <text:p>Sept11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65" calcext:value-type="float">
            <text:p>925065</text:p>
          </table:table-cell>
          <table:table-cell office:value-type="float" office:value="531" calcext:value-type="float">
            <text:p>531</text:p>
          </table:table-cell>
          <table:table-cell office:value-type="float" office:value="45.154053" calcext:value-type="float">
            <text:p>45.154053</text:p>
          </table:table-cell>
          <table:table-cell office:value-type="float" office:value="66.235045" calcext:value-type="float">
            <text:p>66.235045</text:p>
          </table:table-cell>
          <table:table-cell office:value-type="float" office:value="3.03" calcext:value-type="float">
            <text:p>3.03</text:p>
          </table:table-cell>
          <table:table-cell table:formula="of:=[.L66]/3" office:value-type="float" office:value="1.01" calcext:value-type="float">
            <text:p>1.0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a-12-2025</text:p>
          </table:table-cell>
          <table:table-cell/>
        </table:table-row>
        <table:table-row table:style-name="ro1">
          <table:table-cell office:value-type="string" calcext:value-type="string">
            <text:p>Zone2a-12</text:p>
          </table:table-cell>
          <table:table-cell office:value-type="string" calcext:value-type="string">
            <text:p>Sept11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66" calcext:value-type="float">
            <text:p>925066</text:p>
          </table:table-cell>
          <table:table-cell office:value-type="float" office:value="531" calcext:value-type="float">
            <text:p>531</text:p>
          </table:table-cell>
          <table:table-cell office:value-type="float" office:value="45.154053" calcext:value-type="float">
            <text:p>45.154053</text:p>
          </table:table-cell>
          <table:table-cell office:value-type="float" office:value="66.235045" calcext:value-type="float">
            <text:p>66.235045</text:p>
          </table:table-cell>
          <table:table-cell office:value-type="float" office:value="3.03" calcext:value-type="float">
            <text:p>3.03</text:p>
          </table:table-cell>
          <table:table-cell table:formula="of:=[.L67]/3" office:value-type="float" office:value="1.01" calcext:value-type="float">
            <text:p>1.0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a-12-2025</text:p>
          </table:table-cell>
          <table:table-cell/>
        </table:table-row>
        <table:table-row table:style-name="ro1">
          <table:table-cell office:value-type="string" calcext:value-type="string">
            <text:p>Zone2a-12</text:p>
          </table:table-cell>
          <table:table-cell office:value-type="string" calcext:value-type="string">
            <text:p>Sept11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67" calcext:value-type="float">
            <text:p>925067</text:p>
          </table:table-cell>
          <table:table-cell office:value-type="float" office:value="531" calcext:value-type="float">
            <text:p>531</text:p>
          </table:table-cell>
          <table:table-cell office:value-type="float" office:value="45.154053" calcext:value-type="float">
            <text:p>45.154053</text:p>
          </table:table-cell>
          <table:table-cell office:value-type="float" office:value="66.235045" calcext:value-type="float">
            <text:p>66.235045</text:p>
          </table:table-cell>
          <table:table-cell office:value-type="float" office:value="3.03" calcext:value-type="float">
            <text:p>3.03</text:p>
          </table:table-cell>
          <table:table-cell table:formula="of:=[.L68]/3" office:value-type="float" office:value="1.01" calcext:value-type="float">
            <text:p>1.0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a-12-2025</text:p>
          </table:table-cell>
          <table:table-cell/>
        </table:table-row>
        <table:table-row table:style-name="ro1">
          <table:table-cell office:value-type="string" calcext:value-type="string">
            <text:p>Zone2b-1</text:p>
          </table:table-cell>
          <table:table-cell office:value-type="string" calcext:value-type="string">
            <text:p>Sept11</text:p>
          </table:table-cell>
          <table:table-cell office:value-type="time" office:time-value="PT13H49M00S" calcext:value-type="time">
            <text:p>13:49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68" calcext:value-type="float">
            <text:p>925068</text:p>
          </table:table-cell>
          <table:table-cell office:value-type="float" office:value="532" calcext:value-type="float">
            <text:p>532</text:p>
          </table:table-cell>
          <table:table-cell office:value-type="float" office:value="45.140847" calcext:value-type="float">
            <text:p>45.140847</text:p>
          </table:table-cell>
          <table:table-cell office:value-type="float" office:value="66.25827" calcext:value-type="float">
            <text:p>66.25827</text:p>
          </table:table-cell>
          <table:table-cell office:value-type="float" office:value="3.02" calcext:value-type="float">
            <text:p>3.02</text:p>
          </table:table-cell>
          <table:table-cell table:formula="of:=[.L69]/3" office:value-type="float" office:value="1.00666666666667" calcext:value-type="float">
            <text:p>1.00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b-1-2025</text:p>
          </table:table-cell>
          <table:table-cell office:value-type="string" calcext:value-type="string">
            <text:p>Looked for missing receivers </text:p>
          </table:table-cell>
        </table:table-row>
        <table:table-row table:style-name="ro1">
          <table:table-cell office:value-type="string" calcext:value-type="string">
            <text:p>Zone2b-1</text:p>
          </table:table-cell>
          <table:table-cell office:value-type="string" calcext:value-type="string">
            <text:p>Sept11</text:p>
          </table:table-cell>
          <table:table-cell office:value-type="time" office:time-value="PT13H49M00S" calcext:value-type="time">
            <text:p>13:49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69" calcext:value-type="float">
            <text:p>925069</text:p>
          </table:table-cell>
          <table:table-cell office:value-type="float" office:value="532" calcext:value-type="float">
            <text:p>532</text:p>
          </table:table-cell>
          <table:table-cell office:value-type="float" office:value="45.140847" calcext:value-type="float">
            <text:p>45.140847</text:p>
          </table:table-cell>
          <table:table-cell office:value-type="float" office:value="66.25827" calcext:value-type="float">
            <text:p>66.25827</text:p>
          </table:table-cell>
          <table:table-cell office:value-type="float" office:value="3.02" calcext:value-type="float">
            <text:p>3.02</text:p>
          </table:table-cell>
          <table:table-cell table:formula="of:=[.L70]/3" office:value-type="float" office:value="1.00666666666667" calcext:value-type="float">
            <text:p>1.00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b-1-2025</text:p>
          </table:table-cell>
          <table:table-cell/>
        </table:table-row>
        <table:table-row table:style-name="ro1">
          <table:table-cell office:value-type="string" calcext:value-type="string">
            <text:p>Zone2b-1</text:p>
          </table:table-cell>
          <table:table-cell office:value-type="string" calcext:value-type="string">
            <text:p>Sept11</text:p>
          </table:table-cell>
          <table:table-cell office:value-type="time" office:time-value="PT13H49M00S" calcext:value-type="time">
            <text:p>13:49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70" calcext:value-type="float">
            <text:p>925070</text:p>
          </table:table-cell>
          <table:table-cell office:value-type="float" office:value="532" calcext:value-type="float">
            <text:p>532</text:p>
          </table:table-cell>
          <table:table-cell office:value-type="float" office:value="45.140847" calcext:value-type="float">
            <text:p>45.140847</text:p>
          </table:table-cell>
          <table:table-cell office:value-type="float" office:value="66.25827" calcext:value-type="float">
            <text:p>66.25827</text:p>
          </table:table-cell>
          <table:table-cell office:value-type="float" office:value="3.02" calcext:value-type="float">
            <text:p>3.02</text:p>
          </table:table-cell>
          <table:table-cell table:formula="of:=[.L71]/3" office:value-type="float" office:value="1.00666666666667" calcext:value-type="float">
            <text:p>1.00666666666667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b-1-2025</text:p>
          </table:table-cell>
          <table:table-cell/>
        </table:table-row>
        <table:table-row table:style-name="ro1">
          <table:table-cell office:value-type="string" calcext:value-type="string">
            <text:p>Zone2b-3</text:p>
          </table:table-cell>
          <table:table-cell office:value-type="string" calcext:value-type="string">
            <text:p>Sept11</text:p>
          </table:table-cell>
          <table:table-cell office:value-type="time" office:time-value="PT13H55M00S" calcext:value-type="time">
            <text:p>13:55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71" calcext:value-type="float">
            <text:p>925071</text:p>
          </table:table-cell>
          <table:table-cell office:value-type="float" office:value="533" calcext:value-type="float">
            <text:p>533</text:p>
          </table:table-cell>
          <table:table-cell office:value-type="float" office:value="45.141738" calcext:value-type="float">
            <text:p>45.141738</text:p>
          </table:table-cell>
          <table:table-cell office:value-type="float" office:value="66.259912" calcext:value-type="float">
            <text:p>66.259912</text:p>
          </table:table-cell>
          <table:table-cell office:value-type="float" office:value="3.04" calcext:value-type="float">
            <text:p>3.04</text:p>
          </table:table-cell>
          <table:table-cell table:formula="of:=[.L72]/3" office:value-type="float" office:value="1.01333333333333" calcext:value-type="float">
            <text:p>1.01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b-3-2025</text:p>
          </table:table-cell>
          <table:table-cell/>
        </table:table-row>
        <table:table-row table:style-name="ro1">
          <table:table-cell office:value-type="string" calcext:value-type="string">
            <text:p>Zone2b-3</text:p>
          </table:table-cell>
          <table:table-cell office:value-type="string" calcext:value-type="string">
            <text:p>Sept11</text:p>
          </table:table-cell>
          <table:table-cell office:value-type="time" office:time-value="PT13H55M00S" calcext:value-type="time">
            <text:p>13:55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72" calcext:value-type="float">
            <text:p>925072</text:p>
          </table:table-cell>
          <table:table-cell office:value-type="float" office:value="533" calcext:value-type="float">
            <text:p>533</text:p>
          </table:table-cell>
          <table:table-cell office:value-type="float" office:value="45.141738" calcext:value-type="float">
            <text:p>45.141738</text:p>
          </table:table-cell>
          <table:table-cell office:value-type="float" office:value="66.259912" calcext:value-type="float">
            <text:p>66.259912</text:p>
          </table:table-cell>
          <table:table-cell office:value-type="float" office:value="3.04" calcext:value-type="float">
            <text:p>3.04</text:p>
          </table:table-cell>
          <table:table-cell table:formula="of:=[.L73]/3" office:value-type="float" office:value="1.01333333333333" calcext:value-type="float">
            <text:p>1.01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b-3-2025</text:p>
          </table:table-cell>
          <table:table-cell/>
        </table:table-row>
        <table:table-row table:style-name="ro1">
          <table:table-cell office:value-type="string" calcext:value-type="string">
            <text:p>Zone2b-3</text:p>
          </table:table-cell>
          <table:table-cell office:value-type="string" calcext:value-type="string">
            <text:p>Sept11</text:p>
          </table:table-cell>
          <table:table-cell office:value-type="time" office:time-value="PT13H55M00S" calcext:value-type="time">
            <text:p>13:55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73" calcext:value-type="float">
            <text:p>925073</text:p>
          </table:table-cell>
          <table:table-cell office:value-type="float" office:value="533" calcext:value-type="float">
            <text:p>533</text:p>
          </table:table-cell>
          <table:table-cell office:value-type="float" office:value="45.141738" calcext:value-type="float">
            <text:p>45.141738</text:p>
          </table:table-cell>
          <table:table-cell office:value-type="float" office:value="66.259912" calcext:value-type="float">
            <text:p>66.259912</text:p>
          </table:table-cell>
          <table:table-cell office:value-type="float" office:value="3.04" calcext:value-type="float">
            <text:p>3.04</text:p>
          </table:table-cell>
          <table:table-cell table:formula="of:=[.L74]/3" office:value-type="float" office:value="1.01333333333333" calcext:value-type="float">
            <text:p>1.01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USQ-Zone2b-3-2025</text:p>
          </table:table-cell>
          <table:table-cell/>
        </table:table-row>
        <table:table-row table:style-name="ro1">
          <table:table-cell office:value-type="string" calcext:value-type="string">
            <text:p>Zone2b-2</text:p>
          </table:table-cell>
          <table:table-cell office:value-type="string" calcext:value-type="string">
            <text:p>Sept11</text:p>
          </table:table-cell>
          <table:table-cell office:value-type="time" office:time-value="PT14H02M00S" calcext:value-type="time">
            <text:p>14:02: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74" calcext:value-type="float">
            <text:p>925074</text:p>
          </table:table-cell>
          <table:table-cell office:value-type="float" office:value="534" calcext:value-type="float">
            <text:p>534</text:p>
          </table:table-cell>
          <table:table-cell office:value-type="float" office:value="45.143563" calcext:value-type="float">
            <text:p>45.143563</text:p>
          </table:table-cell>
          <table:table-cell office:value-type="float" office:value="66.262709" calcext:value-type="float">
            <text:p>66.262709</text:p>
          </table:table-cell>
          <table:table-cell office:value-type="float" office:value="3.03" calcext:value-type="float">
            <text:p>3.03</text:p>
          </table:table-cell>
          <table:table-cell table:formula="of:=[.L75]/3" office:value-type="float" office:value="1.01" calcext:value-type="float">
            <text:p>1.01</text:p>
          </table:table-cell>
          <table:table-cell office:value-type="string" calcext:value-type="string">
            <text:p>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b-2</text:p>
          </table:table-cell>
          <table:table-cell office:value-type="string" calcext:value-type="string">
            <text:p>Sept11</text:p>
          </table:table-cell>
          <table:table-cell office:value-type="time" office:time-value="PT14H02M00S" calcext:value-type="time">
            <text:p>14:02: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25075" calcext:value-type="float">
            <text:p>925075</text:p>
          </table:table-cell>
          <table:table-cell office:value-type="float" office:value="534" calcext:value-type="float">
            <text:p>534</text:p>
          </table:table-cell>
          <table:table-cell office:value-type="float" office:value="45.143563" calcext:value-type="float">
            <text:p>45.143563</text:p>
          </table:table-cell>
          <table:table-cell office:value-type="float" office:value="66.262709" calcext:value-type="float">
            <text:p>66.262709</text:p>
          </table:table-cell>
          <table:table-cell office:value-type="float" office:value="3.03" calcext:value-type="float">
            <text:p>3.03</text:p>
          </table:table-cell>
          <table:table-cell table:formula="of:=[.L76]/3" office:value-type="float" office:value="1.01" calcext:value-type="float">
            <text:p>1.01</text:p>
          </table:table-cell>
          <table:table-cell office:value-type="string" calcext:value-type="string">
            <text:p>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b-2</text:p>
          </table:table-cell>
          <table:table-cell office:value-type="string" calcext:value-type="string">
            <text:p>Sept11</text:p>
          </table:table-cell>
          <table:table-cell office:value-type="time" office:time-value="PT14H02M00S" calcext:value-type="time">
            <text:p>14:02: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25076" calcext:value-type="float">
            <text:p>925076</text:p>
          </table:table-cell>
          <table:table-cell office:value-type="float" office:value="534" calcext:value-type="float">
            <text:p>534</text:p>
          </table:table-cell>
          <table:table-cell office:value-type="float" office:value="45.143563" calcext:value-type="float">
            <text:p>45.143563</text:p>
          </table:table-cell>
          <table:table-cell office:value-type="float" office:value="66.262709" calcext:value-type="float">
            <text:p>66.262709</text:p>
          </table:table-cell>
          <table:table-cell office:value-type="float" office:value="3.03" calcext:value-type="float">
            <text:p>3.03</text:p>
          </table:table-cell>
          <table:table-cell table:formula="of:=[.L77]/3" office:value-type="float" office:value="1.01" calcext:value-type="float">
            <text:p>1.01</text:p>
          </table:table-cell>
          <table:table-cell office:value-type="string" calcext:value-type="string">
            <text:p>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K</text:p>
          </table:table-cell>
          <table:table-cell table:style-name="Default" office:value-type="string" calcext:value-type="string">
            <text:p>Sept11</text:p>
          </table:table-cell>
          <table:table-cell office:value-type="time" office:time-value="PT14H12M00S" calcext:value-type="time">
            <text:p>14:12: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25077" calcext:value-type="float">
            <text:p>925077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l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1T08:31:55.729000000</meta:creation-date>
    <dc:date>2025-09-11T17:16:04.378000000</dc:date>
    <meta:editing-duration>PT11H45M22S</meta:editing-duration>
    <meta:editing-cycles>54</meta:editing-cycles>
    <meta:generator>LibreOffice/7.3.6.2$Windows_X86_64 LibreOffice_project/c28ca90fd6e1a19e189fc16c05f8f8924961e12e</meta:generator>
    <meta:document-statistic meta:table-count="1" meta:cell-count="1174" meta:object-count="0"/>
  </office:meta>
</office:document-meta>
</file>